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CA 2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</text:p>
          </table:table-cell>
          <table:table-cell table:number-columns-repeated="2"/>
          <table:table-cell office:value-type="string" calcext:value-type="string">
            <text:p>K_a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.00E+00</text:p>
          </table:table-cell>
          <table:table-cell/>
          <table:table-cell office:value-type="string" calcext:value-type="string">
            <text:p>K_i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formula="of:=0.12*[.B3]" office:value-type="float" office:value="0.24" calcext:value-type="float">
            <text:p>2.40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formula="of:=0.02*[.B3]" office:value-type="float" office:value="0.04" calcext:value-type="float">
            <text:p>4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[.E2]*[.B3]*[.B5]" office:value-type="float" office:value="0.288" calcext:value-type="float">
            <text:p>2.88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</text:p>
          </table:table-cell>
          <table:table-cell table:formula="of:=[.E3]*[.B3]*[.B5]*([.B5]^2 + [.B6]^2)" office:value-type="float" office:value="0.001022976" calcext:value-type="float">
            <text:p>1.02E-0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ter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96" calcext:value-type="float">
            <text:p>1.96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formula="of:=0.12*[.B11]" office:value-type="float" office:value="0.2352" calcext:value-type="float">
            <text:p>2.35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formula="of:=0.02*[.B11]" office:value-type="float" office:value="0.0392" calcext:value-type="float">
            <text:p>3.92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[.E2]*[.B11]*[.B13]" office:value-type="float" office:value="0.2765952" calcext:value-type="float">
            <text:p>2.77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</text:p>
          </table:table-cell>
          <table:table-cell table:formula="of:=[.E3]*[.B11]*[.B13]*([.B13]^2 + [.B14]^2)" office:value-type="float" office:value="0.00094356049084416" calcext:value-type="float">
            <text:p>9.44E-0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[.B7]-[.B15]" office:value-type="float" office:value="0.0114048" calcext:value-type="float">
            <text:p>1.14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</text:p>
          </table:table-cell>
          <table:table-cell table:formula="of:=[.B8]-[.B16]" office:value-type="float" office:value="0.0000794155091558398" calcext:value-type="float">
            <text:p>7.94E-05</text:p>
          </table:table-cell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4:07:48.535170530</meta:creation-date>
    <dc:date>2020-08-27T17:53:33.132804589</dc:date>
    <meta:editing-duration>PT3H35M34S</meta:editing-duration>
    <meta:editing-cycles>1</meta:editing-cycles>
    <meta:document-statistic meta:table-count="1" meta:cell-count="36" meta:object-count="0"/>
    <meta:generator>LibreOffice/6.0.6.1$Linux_X86_64 LibreOffice_project/00$Build-1</meta:generator>
  </office:meta>
</office:document-meta>
</file>